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1103.27">
            <text:p>1103.27</text:p>
          </table:table-cell>
          <table:table-cell table:content-validation-name="val4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2.1">
            <text:p>12.1</text:p>
          </table:table-cell>
          <table:table-cell table:style-name="Default" office:value-type="float" office:value="137.5">
            <text:p>137.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737.69">
            <text:p>737.69</text:p>
          </table:table-cell>
          <table:table-cell table:content-validation-name="val5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3"/>
          <table:table-cell table:style-name="Default" office:value-type="float" office:value="575.52">
            <text:p>575.52</text:p>
          </table:table-cell>
          <table:table-cell table:content-validation-name="val5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7.3">
            <text:p>137.3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3"/>
          <table:table-cell table:style-name="Default" office:value-type="float" office:value="628.1">
            <text:p>628.1</text:p>
          </table:table-cell>
          <table:table-cell table:content-validation-name="val5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6.9">
            <text:p>16.9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773.3">
            <text:p>773.3</text:p>
          </table:table-cell>
          <table:table-cell table:content-validation-name="val5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8">
            <text:p>18</text:p>
          </table:table-cell>
          <table:table-cell table:style-name="Default" office:value-type="float" office:value="143">
            <text:p>143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990.43">
            <text:p>990.43</text:p>
          </table:table-cell>
          <table:table-cell table:content-validation-name="val5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6:29.06</dc:date>
    <dc:creator>Lawrence Perepolkin</dc:creator>
    <meta:editing-duration>PT9H45M</meta:editing-duration>
    <meta:editing-cycles>43</meta:editing-cycles>
    <meta:generator>OpenOffice/4.1.12$Win32 OpenOffice.org_project/4112m1$Build-9809</meta:generator>
    <meta:document-statistic meta:table-count="3" meta:cell-count="145" meta:object-count="0"/>
  </office:meta>
</office:document-meta>
</file>